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553cm" presentation:class="title" presentation:user-transformed="true">
          <draw:text-box>
            <text:p text:style-name="P1">Chapter 7 – PKI and Cryptographic Application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symmetric Cryptography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e talked about Symmetric lets talk about Asymmetri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symmetric Cryptogra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Public and Private Keys</text:p>
              </text:list-item>
              <text:list-item>
                <text:p>RSA (Rivest-Shamir-Adleman)</text:p>
                <text:list>
                  <text:list-item>
                    <text:p>Standard today</text:p>
                  </text:list-item>
                  <text:list-item>
                    <text:p>Widely use for secure communication</text:p>
                  </text:list-item>
                  <text:list-item>
                    <text:p>Relies on computational difficulty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ElGamal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Diffie Hellman uses large integers</text:p>
              </text:list-item>
              <text:list-item>
                <text:p>Major advantages over RSA was it was released to the public </text:p>
              </text:list-item>
              <text:list-item>
                <text:p>The major disadvantage doubles the size of the message it encrypts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Elliptic Curve Cryptography (ECC)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Elliptic Curve Discrete Logarithm Problem</text:p>
              </text:list-item>
              <text:list-item>
                <text:p>Extremely difficult to decrypt</text:p>
              </text:list-item>
              <text:list-item>
                <text:p>3072 bit RSA = 256 bit elliptical curve cryptosytem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iffie-Hellman Key Exchange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In Chapter 6 we learned that we can generate a shared key over insecure channels</text:p>
              </text:list-item>
              <text:list-item>
                <text:p>This can be used to create a public key as a hybrid cryptosystem</text:p>
              </text:list-item>
              <text:list-item>
                <text:p>TLS (Transport Layer Security)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Quantum Cryptogra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Theoretical research</text:p>
              </text:list-item>
              <text:list-item>
                <text:p>No useful practical implementation of “quantum computer” </text:p>
              </text:list-item>
              <text:list-item>
                <text:p>Most of this relies on potential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Quantum Cryptogra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There are lab implementation of quantum key distribution (QKD)</text:p>
              </text:list-item>
              <text:list-item>
                <text:p>Post-Quantum Crpytography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Hash Func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Verify files</text:p>
              </text:list-item>
              <text:list-item>
                <text:p>Main purpose: They take a potentially long message and generate a unique output value derived from the content of the message</text:p>
              </text:list-item>
              <text:list-item>
                <text:p>If hashes don’t match, someone altered it</text:p>
              </text:list-item>
              <text:list-item>
                <text:p>One-Way Function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HA Famil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SHA-1, SHA-2, SHA-3</text:p>
              </text:list-item>
              <text:list-item>
                <text:p>SHA-1 is no longer recommended for any purpose</text:p>
              </text:list-item>
              <text:list-item>
                <text:p>Replaced with SHA-2 that has four major variants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HA Famil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SHA-256 produces a 256-bit message digest using a 512-bit block size</text:p>
              </text:list-item>
              <text:list-item>
                <text:p>SHA-224 uses a truncated version of the SHA-256 produces 224-bit message digest using a 512-bit block size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HA Famil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SHA-512 produces a 512-bit message using 1024-bit block size</text:p>
              </text:list-item>
              <text:list-item>
                <text:p>SHA-384 truncated version of SHA-512 produces a 384-bit digest using a 1024-bit block size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HA Famil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In 2015, SHA-3 was developed to replace SHA-2</text:p>
              </text:list-item>
              <text:list-item>
                <text:p>SHA-3 isn’t used as it gives the same security as SHA-2 but slower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MD5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Historical but still used</text:p>
              </text:list-item>
              <text:list-item>
                <text:p>Main vulnerability is collision </text:p>
              </text:list-item>
              <text:list-item>
                <text:p>It is much better to rely on the SHA family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RIPEMD</text:p>
          </draw:text-box>
        </draw:frame>
        <draw:frame presentation:style-name="pr7" draw:layer="layout" svg:width="25.199cm" svg:height="11.611cm" svg:x="1.4cm" svg:y="3.685cm" presentation:class="outline" presentation:user-transformed="true">
          <draw:text-box>
            <text:list text:style-name="L3">
              <text:list-item>
                <text:p>Alternative to the SHA family of hashing </text:p>
              </text:list-item>
              <text:list-item>
                <text:p>RIPEMD-128 (no longer secured)</text:p>
              </text:list-item>
              <text:list-item>
                <text:p>RIPEMD-160 (used today)</text:p>
              </text:list-item>
              <text:list-item>
                <text:p>RIPEMD-256 (equivalent security with 128)</text:p>
              </text:list-item>
              <text:list-item>
                <text:p>RIPEMD-320 (equivalent security with 320)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igital Signature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Once you chose a hash function and public key algorithm you can make a digital signature system now</text:p>
              </text:list-item>
              <text:list-item>
                <text:p>There are two goals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igital Signature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Assure the recipient that message truly came from the claimed sender</text:p>
              </text:list-item>
              <text:list-item>
                <text:p>Assure the recipient that the message was not altered while in transit between the sender and recipient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Public Key Infrastructure (PKI)</text:p>
          </draw:text-box>
        </draw:frame>
        <draw:frame presentation:style-name="pr7" draw:layer="layout" svg:width="25.199cm" svg:height="11.65cm" svg:x="1.4cm" svg:y="3.685cm" presentation:class="outline" presentation:user-transformed="true">
          <draw:text-box>
            <text:list text:style-name="L3">
              <text:list-item>
                <text:p>Digital certificates</text:p>
              </text:list-item>
              <text:list-item>
                <text:p>Certificate Authorities</text:p>
              </text:list-item>
              <text:list-item>
                <text:p>Certificate Life Cycle</text:p>
                <text:list>
                  <text:list-item>
                    <text:p>Enrollment</text:p>
                  </text:list-item>
                  <text:list-item>
                    <text:p>Verification</text:p>
                  </text:list-item>
                  <text:list-item>
                    <text:p>Revocation</text:p>
                  </text:list-item>
                </text:list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ertificate Formats</text:p>
          </draw:text-box>
        </draw:frame>
        <draw:frame presentation:style-name="pr7" draw:layer="layout" svg:width="25.199cm" svg:height="11.65cm" svg:x="1.4cm" svg:y="3.685cm" presentation:class="outline" presentation:user-transformed="true">
          <draw:text-box>
            <text:list text:style-name="L3">
              <text:list-item>
                <text:p>.der</text:p>
              </text:list-item>
              <text:list-item>
                <text:p>.crt</text:p>
              </text:list-item>
              <text:list-item>
                <text:p>.cer</text:p>
              </text:list-item>
              <text:list-item>
                <text:p>.pem</text:p>
              </text:list-item>
              <text:list-item>
                <text:p>.pfx</text:p>
              </text:list-item>
              <text:list-item>
                <text:p>.p12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symmetric Key Management</text:p>
          </draw:text-box>
        </draw:frame>
        <draw:frame presentation:style-name="pr7" draw:layer="layout" svg:width="25.199cm" svg:height="11.65cm" svg:x="1.4cm" svg:y="3.685cm" presentation:class="outline" presentation:user-transformed="true">
          <draw:text-box>
            <text:list text:style-name="L3">
              <text:list-item>
                <text:p>We learned “security through obscurity” (not appropriate)</text:p>
              </text:list-item>
              <text:list-item>
                <text:p>Retire keys when they’ve served a useful life</text:p>
              </text:list-item>
              <text:list-item>
                <text:p>Back up your key</text:p>
              </text:list-item>
              <text:list-item>
                <text:p>Hardware security modules (HSMs) 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Hybrid Cryptography</text:p>
          </draw:text-box>
        </draw:frame>
        <draw:frame presentation:style-name="pr7" draw:layer="layout" svg:width="25.199cm" svg:height="11.65cm" svg:x="1.4cm" svg:y="3.685cm" presentation:class="outline" presentation:user-transformed="true">
          <draw:text-box>
            <text:list text:style-name="L3">
              <text:list-item>
                <text:p>Using both symmetric and asymmetric cryptosystem</text:p>
              </text:list-item>
              <text:list-item>
                <text:p>The first connection uses asymmetric, then uses symmetric </text:p>
              </text:list-item>
              <text:list-item>
                <text:p>Benefits of security of asymmetric then enjoying the speed of symmetric e.g. TLS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pplied Cryptography</text:p>
          </draw:text-box>
        </draw:frame>
        <draw:frame presentation:style-name="pr7" draw:layer="layout" svg:width="25.199cm" svg:height="11.65cm" svg:x="1.4cm" svg:y="3.685cm" presentation:class="outline" presentation:user-transformed="true">
          <draw:text-box>
            <text:list text:style-name="L3">
              <text:list-item>
                <text:p>Portable Devices</text:p>
              </text:list-item>
              <text:list-item>
                <text:p>Trusted Platform Module (TPM)</text:p>
              </text:list-item>
              <text:list-item>
                <text:p>Email</text:p>
              </text:list-item>
              <text:list-item>
                <text:p>Pretty Good Privacy (PGP)</text:p>
              </text:list-item>
              <text:list-item>
                <text:p>S/MIME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pplied Cryptography</text:p>
          </draw:text-box>
        </draw:frame>
        <draw:frame presentation:style-name="pr7" draw:layer="layout" svg:width="25.199cm" svg:height="11.65cm" svg:x="1.4cm" svg:y="3.685cm" presentation:class="outline" presentation:user-transformed="true">
          <draw:text-box>
            <text:list text:style-name="L3">
              <text:list-item>
                <text:p>Web Application</text:p>
              </text:list-item>
              <text:list-item>
                <text:p>Secure Sockets Layer (SSL)</text:p>
              </text:list-item>
              <text:list-item>
                <text:p>Transport Layer Security (TLS)</text:p>
              </text:list-item>
              <text:list-item>
                <text:p>Tor and the Dark Web </text:p>
              </text:list-item>
              <text:list-item>
                <text:p>Steganography and Watermarking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pplied Cryptography</text:p>
          </draw:text-box>
        </draw:frame>
        <draw:frame presentation:style-name="pr7" draw:layer="layout" svg:width="25.199cm" svg:height="11.65cm" svg:x="1.4cm" svg:y="3.685cm" presentation:class="outline" presentation:user-transformed="true">
          <draw:text-box>
            <text:list text:style-name="L3">
              <text:list-item>
                <text:p>Networking</text:p>
              </text:list-item>
              <text:list-item>
                <text:p text:style-name="P3"><text:span text:style-name="T1">Circuit Encryption</text:span></text:p>
                <text:list>
                  <text:list-item>
                    <text:p><text:span text:style-name="T1">Link encryption</text:span></text:p>
                  </text:list-item>
                  <text:list-item>
                    <text:p><text:span text:style-name="T1">End-to-End encryption</text:span></text:p>
                  </text:list-item>
                </text:list>
              </text:list-item>
              <text:list-item>
                <text:p text:style-name="P3">IPSec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Emerging Applications</text:p>
          </draw:text-box>
        </draw:frame>
        <draw:frame presentation:style-name="pr7" draw:layer="layout" svg:width="25.199cm" svg:height="11.65cm" svg:x="1.4cm" svg:y="3.685cm" presentation:class="outline" presentation:user-transformed="true">
          <draw:text-box>
            <text:list text:style-name="L3">
              <text:list-item>
                <text:p>Blockchain</text:p>
              </text:list-item>
              <text:list-item>
                <text:p>Lightweight Cryptography</text:p>
              </text:list-item>
              <text:list-item>
                <text:p>Homomorphic Encryption </text:p>
                <text:p/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ic Attacks</text:p>
          </draw:text-box>
        </draw:frame>
        <draw:frame presentation:style-name="pr7" draw:layer="layout" svg:width="25.199cm" svg:height="11.65cm" svg:x="1.4cm" svg:y="3.685cm" presentation:class="outline" presentation:user-transformed="true">
          <draw:text-box>
            <text:list text:style-name="L3">
              <text:list-item>
                <text:p>Brute-Force Attacks</text:p>
              </text:list-item>
              <text:list-item>
                <text:p>Analytic Attacks</text:p>
              </text:list-item>
              <text:list-item>
                <text:p>Implementation Attacks</text:p>
              </text:list-item>
              <text:list-item>
                <text:p>Statistical Attacks</text:p>
                <text:p/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ic Attacks</text:p>
          </draw:text-box>
        </draw:frame>
        <draw:frame presentation:style-name="pr7" draw:layer="layout" svg:width="25.199cm" svg:height="11.65cm" svg:x="1.4cm" svg:y="3.685cm" presentation:class="outline" presentation:user-transformed="true">
          <draw:text-box>
            <text:list text:style-name="L3">
              <text:list-item>
                <text:p>Fault Injection Attacks</text:p>
              </text:list-item>
              <text:list-item>
                <text:p>Side-Channel Attacks</text:p>
              </text:list-item>
              <text:list-item>
                <text:p>Timing Attakcs</text:p>
              </text:list-item>
              <text:list-item>
                <text:p>Frequency Analysis and Cipher Attacks</text:p>
                <text:p/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ic Attacks</text:p>
          </draw:text-box>
        </draw:frame>
        <draw:frame presentation:style-name="pr7" draw:layer="layout" svg:width="25.199cm" svg:height="11.65cm" svg:x="1.4cm" svg:y="3.685cm" presentation:class="outline" presentation:user-transformed="true">
          <draw:text-box>
            <text:list text:style-name="L3">
              <text:list-item>
                <text:p>Man-in-the-Middle Attack</text:p>
              </text:list-item>
              <text:list-item>
                <text:p>Birthday Attack</text:p>
              </text:list-item>
              <text:list-item>
                <text:p>Replay Attack</text:p>
                <text:p/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35:58.058779995</meta:creation-date>
    <meta:editing-duration>PT2H32M35S</meta:editing-duration>
    <meta:editing-cycles>26</meta:editing-cycles>
    <meta:generator>LibreOffice/24.2.7.2$Linux_X86_64 LibreOffice_project/420$Build-2</meta:generator>
    <dc:title>Portfolio</dc:title>
    <dc:date>2026-02-24T23:03:50.993494557</dc:date>
    <meta:document-statistic meta:object-count="184"/>
  </office:meta>
</office:document-meta>
</file>